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Linux Libertine G" svg:font-family="'Linux Libertine G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b4ef" officeooo:paragraph-rsid="001bb4ef"/>
    </style:style>
    <style:style style:name="P2" style:family="paragraph" style:parent-style-name="Standard" style:list-style-name="L1">
      <style:text-properties officeooo:rsid="001bb4ef" officeooo:paragraph-rsid="001bb4ef"/>
    </style:style>
    <style:style style:name="P3" style:family="paragraph" style:parent-style-name="Standard" style:list-style-name="L1">
      <style:text-properties officeooo:rsid="001bf99b" officeooo:paragraph-rsid="001bf99b"/>
    </style:style>
    <style:style style:name="P4" style:family="paragraph" style:parent-style-name="Standard" style:list-style-name="L1">
      <style:text-properties officeooo:rsid="001dacf5" officeooo:paragraph-rsid="001dacf5"/>
    </style:style>
    <style:style style:name="P5" style:family="paragraph" style:parent-style-name="Standard" style:list-style-name="L1">
      <style:text-properties officeooo:paragraph-rsid="001f41b7"/>
    </style:style>
    <style:style style:name="P6" style:family="paragraph" style:parent-style-name="Standard" style:list-style-name="L1">
      <style:text-properties officeooo:rsid="001fd1ee" officeooo:paragraph-rsid="001fd1ee"/>
    </style:style>
    <style:style style:name="P7" style:family="paragraph" style:parent-style-name="Standard" style:list-style-name="L1">
      <style:text-properties officeooo:rsid="00212a5a" officeooo:paragraph-rsid="00212a5a"/>
    </style:style>
    <style:style style:name="P8" style:family="paragraph" style:parent-style-name="Standard" style:list-style-name="L1">
      <style:text-properties officeooo:rsid="00213e7b" officeooo:paragraph-rsid="00213e7b"/>
    </style:style>
    <style:style style:name="T1" style:family="text">
      <style:text-properties officeooo:rsid="001f41b7"/>
    </style:style>
    <style:style style:name="T2" style:family="text">
      <style:text-properties officeooo:rsid="00212a5a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lakan belajar (ingat kembali) tentang berikut ini.</text:p>
      <text:list xml:id="list3639201603051362526" text:style-name="L1">
        <text:list-item>
          <text:p text:style-name="P5"><text:span text:style-name="T1">Matriks dan Vektor</text:span></text:p>
          <text:list>
            <text:list-item>
              <text:p text:style-name="P2">Matriks</text:p>
            </text:list-item>
            <text:list-item>
              <text:p text:style-name="P2">Vektor</text:p>
            </text:list-item>
            <text:list-item>
              <text:p text:style-name="P2">Perkalian skalar dari dua vektor</text:p>
            </text:list-item>
            <text:list-item>
              <text:p text:style-name="P2">Operasi matriks</text:p>
              <text:list>
                <text:list-item>
                  <text:p text:style-name="P2">perkalian dengan skalar</text:p>
                </text:list-item>
                <text:list-item>
                  <text:p text:style-name="P2">penjumlahan dua matriks</text:p>
                </text:list-item>
                <text:list-item>
                  <text:p text:style-name="P3">transpos dari matriks</text:p>
                </text:list-item>
                <text:list-item>
                  <text:p text:style-name="P4">perkalian matriks</text:p>
                </text:list-item>
              </text:list>
            </text:list-item>
          </text:list>
        </text:list-item>
        <text:list-item>
          <text:p text:style-name="P6">Matriks dan Sistem Persamaan Linier <text:span text:style-name="T2">(SPL)</text:span></text:p>
        </text:list-item>
        <text:list-item>
          <text:p text:style-name="P7">Metode Gauss-Jordan dalam menyelesaikan SPL</text:p>
        </text:list-item>
        <text:list-item>
          <text:p text:style-name="P8">Bebas linier dan bergantung linier</text:p>
        </text:list-item>
        <text:list-item>
          <text:p text:style-name="P8">Invers matriks</text:p>
        </text:list-item>
        <text:list-item>
          <text:p text:style-name="P8">Determin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Linux Libertine G" svg:font-family="'Linux Libertine G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G" fo:font-size="12pt" fo:language="zxx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zxx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 G" fo:font-family="'Linux Biolinum G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" fo:font-family="'Linux Libertine G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0:54:05.656009777</meta:creation-date>
    <meta:generator>LibreOffice/5.2.7.2$Linux_x86 LibreOffice_project/2b7f1e640c46ceb28adf43ee075a6e8b8439ed10</meta:generator>
    <dc:date>2017-08-14T11:07:28.516276842</dc:date>
    <meta:editing-duration>PT13M21S</meta:editing-duration>
    <meta:editing-cycles>7</meta:editing-cycles>
    <meta:document-statistic meta:table-count="0" meta:image-count="0" meta:object-count="0" meta:page-count="1" meta:paragraph-count="15" meta:word-count="63" meta:character-count="384" meta:non-whitespace-character-count="350"/>
  </office:meta>
</office:document-meta>
</file>